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1 Jaar: Basisbegrip van programmeren en de mogelijkheid om eenvoudige software te maken.</text:p>
      <text:p text:style-name="Standaard"/>
      <text:p text:style-name="Standaard">2 Jaar: Verbeterde programmeervaardigheden en het vermogen om complexere projecten aan te pakken.</text:p>
      <text:p text:style-name="Standaard"/>
      <text:p text:style-name="Standaard">3 Jaar: Specialisatie kiezen, zoals apps, data of websites, en hierin verder groeien.</text:p>
      <text:p text:style-name="Standaard"/>
      <text:p text:style-name="Standaard">4 Jaar: Worden een ervaren software developer met de ambitie om aan grotere projecten te werken of je eigen softwareideeën te realiser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lil Dogan</meta:initial-creator>
    <dc:creator>Halil Dogan</dc:creator>
    <meta:creation-date>2023-10-11T11:28:00Z</meta:creation-date>
    <dc:date>2023-10-11T11:33:00Z</dc:date>
    <meta:print-date>2023-10-11T11:32:00Z</meta:print-date>
    <meta:template xlink:href="Normal" xlink:type="simple"/>
    <meta:editing-cycles>1</meta:editing-cycles>
    <meta:editing-duration>PT300S</meta:editing-duration>
    <meta:document-statistic meta:page-count="1" meta:paragraph-count="1" meta:word-count="63" meta:character-count="413" meta:row-count="2" meta:non-whitespace-character-count="351"/>
  </office:meta>
</office:document-meta>
</file>